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1"/>
    <style:style style:name="P5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 style:list-style-name="L1">
      <style:paragraph-properties style:writing-mode="lr-tb"/>
    </style:style>
    <style:style style:name="P8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9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Usar JavaScript Obfuscator localmente (Node.js)</text:h>
      <text:p text:style-name="Text_20_body">Para usar <text:span text:style-name="Strong_20_Emphasis">JavaScript Obfuscator</text:span> en tu máquina local, puedes instalarlo y usarlo a través de <text:span text:style-name="Strong_20_Emphasis">npm</text:span> (el gestor de paquetes de Node.js). Aquí te explico cómo hacerlo.</text:p>
      <text:h text:style-name="Heading_20_4" text:outline-level="4">Paso 1: Instalar Node.js y npm</text:h>
      <text:p text:style-name="Text_20_body">Si aún no tienes <text:span text:style-name="Strong_20_Emphasis">Node.js</text:span> y <text:span text:style-name="Strong_20_Emphasis">npm</text:span> instalados en tu máquina, puedes descargarlos desde <text:a xlink:type="simple" xlink:href="https://nodejs.org/" office:target-frame-name="_new" xlink:show="replace" text:style-name="Internet_20_link" text:visited-style-name="Visited_20_Internet_20_Link">nodejs.org</text:a>.</text:p>
      <text:p text:style-name="Text_20_body">Verifica si ya tienes <text:span text:style-name="Strong_20_Emphasis">Node.js</text:span> y <text:span text:style-name="Strong_20_Emphasis">npm</text:span> ejecutando estos comandos en tu terminal o línea de comandos:</text:p>
      <text:p text:style-name="Preformatted_20_Text"/>
      <text:p text:style-name="P1"><text:span text:style-name="Source_20_Text">node -v</text:span></text:p>
      <text:p text:style-name="P3"><text:span text:style-name="Source_20_Text">npm -v</text:span></text:p>
      <text:h text:style-name="Heading_20_4" text:outline-level="4">Paso 2: Instalar JavaScript Obfuscator</text:h>
      <text:p text:style-name="Text_20_body">Una vez que tengas <text:span text:style-name="Strong_20_Emphasis">Node.js</text:span> y <text:span text:style-name="Strong_20_Emphasis">npm</text:span> instalados, abre la terminal y ejecuta el siguiente comando para instalar <text:span text:style-name="Strong_20_Emphasis">JavaScript Obfuscator</text:span>:</text:p>
      <text:p text:style-name="Preformatted_20_Text"/>
      <text:p text:style-name="P2"><text:span text:style-name="Source_20_Text">npm install -g javascript-obfuscator</text:span></text:p>
      <text:p text:style-name="Text_20_body">Este comando instalará la herramienta de ofuscación globalmente, lo que te permitirá usarla en cualquier proyecto.</text:p>
      <text:h text:style-name="Heading_20_4" text:outline-level="4">Paso 3: Ofuscar tu archivo JavaScript</text:h>
      <text:list text:style-name="L1">
        <text:list-item>
          <text:p text:style-name="P9"><text:span text:style-name="Strong_20_Emphasis">Crea un archivo JavaScript</text:span> (por ejemplo, <text:span text:style-name="Source_20_Text">script.js</text:span>) con el código que quieres ofuscar. Aquí te dejo un ejemplo de código JavaScript:</text:p>
          <text:p text:style-name="P4"/>
          <text:p text:style-name="P5"><text:span text:style-name="Source_20_Text">function greet(name) {</text:span></text:p>
          <text:p text:style-name="P7"><text:span text:style-name="Source_20_Text"><text:s text:c="4"/>alert("Hola, " + name);</text:span></text:p>
          <text:p text:style-name="P7"><text:span text:style-name="Source_20_Text">}</text:span></text:p>
          <text:p text:style-name="P7"/>
          <text:p text:style-name="P8"><text:span text:style-name="Source_20_Text">greet("Juan");</text:span></text:p>
        </text:list-item>
        <text:list-item>
          <text:p text:style-name="P9"><text:span text:style-name="Strong_20_Emphasis">Ejecuta el comando de ofuscación</text:span>: Una vez que hayas creado tu archivo JavaScript, puedes usar el siguiente comando para ofuscarlo:</text:p>
          <text:p text:style-name="P4"/>
          <text:p text:style-name="P6"><text:span text:style-name="Source_20_Text">javascript-obfuscator script.js --output script.min.js</text:span></text:p>
          <text:p text:style-name="P9">Este comando tomará el archivo <text:span text:style-name="Source_20_Text">script.js</text:span>, lo ofuscará y guardará el archivo resultante como <text:span text:style-name="Source_20_Text">script.min.js</text:span>.</text:p>
        </text:list-item>
        <text:list-item>
          <text:p text:style-name="P9"><text:span text:style-name="Strong_20_Emphasis">Reemplaza el archivo en tu HTML</text:span>: Luego de ofuscar el archivo JavaScript, reemplaza el archivo original en tu HTML con el archivo ofuscado (<text:span text:style-name="Source_20_Text">script.min.js</text:span>).</text:p>
          <text:p text:style-name="P4"/>
          <text:p text:style-name="P5"><text:span text:style-name="Source_20_Text">&lt;!DOCTYPE html&gt;</text:span></text:p>
          <text:p text:style-name="P7"><text:span text:style-name="Source_20_Text">&lt;html lang="es"&gt;</text:span></text:p>
          <text:p text:style-name="P7"><text:span text:style-name="Source_20_Text">&lt;head&gt;</text:span></text:p>
          <text:p text:style-name="P7"><text:span text:style-name="Source_20_Text"><text:s text:c="4"/>&lt;meta charset="UTF-8"&gt;</text:span></text:p>
          <text:p text:style-name="P7"><text:span text:style-name="Source_20_Text"><text:s text:c="4"/>&lt;meta name="viewport" content="width=device-width, initial-scale=1.0"&gt;</text:span></text:p>
          <text:p text:style-name="P7"><text:span text:style-name="Source_20_Text"><text:s text:c="4"/>&lt;title&gt;Ejemplo de JavaScript Obfuscator&lt;/title&gt;</text:span></text:p>
          <text:p text:style-name="P7"><text:span text:style-name="Source_20_Text">&lt;/head&gt;</text:span></text:p>
          <text:p text:style-name="P7"><text:soft-page-break/><text:span text:style-name="Source_20_Text">&lt;body&gt;</text:span></text:p>
          <text:p text:style-name="P7"/>
          <text:p text:style-name="P7"><text:span text:style-name="Source_20_Text"><text:s text:c="4"/>&lt;h1&gt;Bienvenido al ejemplo de JavaScript Obfuscator&lt;/h1&gt;</text:span></text:p>
          <text:p text:style-name="P7"/>
          <text:p text:style-name="P7"><text:span text:style-name="Source_20_Text"><text:s text:c="4"/>&lt;button id="greetButton"&gt;Haz clic aquí&lt;/button&gt;</text:span></text:p>
          <text:p text:style-name="P7"/>
          <text:p text:style-name="P7"><text:span text:style-name="Source_20_Text"><text:s text:c="4"/>&lt;!-- Enlazamos el archivo ofuscado --&gt;</text:span></text:p>
          <text:p text:style-name="P7"><text:span text:style-name="Source_20_Text"><text:s text:c="4"/>&lt;script src="script.min.js"&gt;&lt;/script&gt;</text:span></text:p>
          <text:p text:style-name="P7"/>
          <text:p text:style-name="P7"><text:span text:style-name="Source_20_Text">&lt;/body&gt;</text:span></text:p>
          <text:p text:style-name="P8"><text:span text:style-name="Source_20_Text">&lt;/html&gt;</text:span></text:p>
        </text:list-item>
      </text:list>
      <text:h text:style-name="Heading_20_3" text:outline-level="3">Resultado del código ofuscado</text:h>
      <text:p text:style-name="Text_20_body">El código de tu archivo <text:span text:style-name="Source_20_Text">script.min.js</text:span> podría verse algo así después de ser ofuscado:</text:p>
      <text:p text:style-name="Preformatted_20_Text"/>
      <text:p text:style-name="P2"><text:span text:style-name="Source_20_Text">var _0x48b6=["\x67\x72\x65\x65\x74"];function _0x2e42(_0x132f){alert("\x48\x6F\x6C\x61,\x20"+_0x132f)}_0x2e42("\x4A\x75\x61\x6E");</text:span></text:p>
      <text:p text:style-name="Text_20_body">Este código hace exactamente lo mismo que el original, pero ahora es más difícil de entender debido a la ofuscación.</text:p>
      <text:h text:style-name="Heading_20_3" text:outline-level="3">Conclusión</text:h>
      <text:p text:style-name="Text_20_body"><text:span text:style-name="Strong_20_Emphasis">JavaScript Obfuscator</text:span> es una herramienta muy útil para proteger tu código JavaScript, dificultando su lectura y modificación. Puedes usarla en línea o instalarla localmente para ofuscar tu código según tus necesidades.</text:p>
      <text:p text:style-name="Text_20_body">Es importante tener en cuenta que <text:span text:style-name="Strong_20_Emphasis">la ofuscación no es una solución de seguridad</text:span>, ya que un atacante experimentado aún puede revertir la ofuscación con el tiempo. Sin embargo, es una buena práctica para hacer que el código sea más difícil de leer y comprender por personas no autorizad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17:52:08.329000000</meta:creation-date>
    <dc:date>2024-12-02T19:03:34.292000000</dc:date>
    <meta:editing-duration>PT2M9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42" meta:word-count="382" meta:character-count="2724" meta:non-whitespace-character-count="2357"/>
  </office:meta>
</office:document-meta>
</file>